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20799138060637575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909563865828842984"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782120246796495998"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946458829866984863"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96340749030620945"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8327852974132063149"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16907414844497479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49616492569653449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9742788" text:continue-list="list516907414844497479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8568092558136907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75343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73662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9736952"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9753290"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74005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402047552270951587"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82944753265618551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17584403596418307"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753397" text:continue-numbering="true" text:style-name="L12">
        <text:list-item>
          <text:list>
            <text:list-header>
              <text:p text:style-name="P213">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78894335822272001" text:style-name="L13">
        <text:list-item>
          <text:list>
            <text:list-header>
              <text:p text:style-name="P202">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83150225645492550"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043978630484169316" text:style-name="L15">
        <text:list-item>
          <text:list>
            <text:list-header>
              <text:p text:style-name="P181">1.5 miles averaging about 9:40/mile and rest 1 min</text:p>
            </text:list-header>
          </text:list>
        </text:list-item>
      </text:list>
      <text:p text:style-name="P24">1 mile in 8:26 and rest 2 min</text:p>
      <text:list xml:id="list1431844762515430683"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31555913076084388" text:style-name="L17">
        <text:list-item>
          <text:list>
            <text:list-header>
              <text:p text:style-name="P183">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763288" text:continue-numbering="true" text:style-name="L17">
        <text:list-item>
          <text:list>
            <text:list-header>
              <text:p text:style-name="P183">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65948315502059947"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24332973385761434"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690548571726346869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9755481" text:continue-list="list4424332973385761434" text:style-name="L19">
        <text:list-item>
          <text:list>
            <text:list-header>
              <text:p text:style-name="P185">(Pace*HR)=1240</text:p>
            </text:list-header>
          </text:list>
        </text:list-item>
      </text:list>
      <text:list xml:id="list29741512" text:continue-list="list365948315502059947" text:style-name="L18">
        <text:list-item>
          <text:list>
            <text:list-header>
              <text:p text:style-name="P184">2 miles at 10:46/mile Ave HR= 121 bpm and rest a few minutes</text:p>
            </text:list-header>
          </text:list>
        </text:list-item>
      </text:list>
      <text:list xml:id="list29762198" text:continue-list="list29755481"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9754373"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451981566592607071"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289914559972950127"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93600931225603715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44255648435316770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99226732045183480"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696054722065141001"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9758135" text:continue-numbering="true" text:style-name="L26">
        <text:list-item>
          <text:list>
            <text:list-header>
              <text:p text:style-name="P189">0.1 mile lead in to a 4 mile run</text:p>
              <text:p text:style-name="P205">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754093"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822128999612679735"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777862354917574972"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486329438418056705"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426386524949501702"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088065279083770220"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406317907912854615" text:style-name="L32">
        <text:list-item>
          <text:list>
            <text:list-header>
              <text:p text:style-name="P195">0.25 miles in 2:54</text:p>
              <text:p text:style-name="P195">1 mile in 9:21 going faster as I ran and ending at around 8:30 pace</text:p>
            </text:list-header>
          </text:list>
        </text:list-item>
      </text:list>
      <text:list xml:id="list7986807706363473650"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552369167974778418"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887861229115998163"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06884311845169923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46044297221994784" text:style-name="L37">
        <text:list-item>
          <text:list>
            <text:list-header>
              <text:p text:style-name="P206"><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ext:soft-page-break/>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8T09:50:31.52</dc:date>
    <dc:creator>James Lombardi</dc:creator>
    <meta:editing-duration>P23DT17H3M22S</meta:editing-duration>
    <meta:editing-cycles>1909</meta:editing-cycles>
    <meta:generator>OpenOffice/4.1.2$Win32 OpenOffice.org_project/412m3$Build-9782</meta:generator>
    <meta:document-statistic meta:table-count="0" meta:image-count="9" meta:object-count="0" meta:page-count="191" meta:paragraph-count="5535" meta:word-count="59811" meta:character-count="306679"/>
  </office:meta>
</office:document-meta>
</file>